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1da29d" style:font-weight-asian="normal" style:font-weight-complex="normal"/>
    </style:style>
    <style:style style:name="P10" style:family="paragraph" style:parent-style-name="Standard">
      <style:text-properties fo:font-weight="normal" officeooo:rsid="001900e8" officeooo:paragraph-rsid="002b4008"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3aecc" officeooo:paragraph-rsid="0023aecc" style:font-weight-asian="normal" style:font-weight-complex="normal"/>
    </style:style>
    <style:style style:name="P13" style:family="paragraph" style:parent-style-name="Standard">
      <style:text-properties fo:font-weight="normal" officeooo:rsid="002497dd" officeooo:paragraph-rsid="002497dd" style:font-weight-asian="normal" style:font-weight-complex="normal"/>
    </style:style>
    <style:style style:name="P14" style:family="paragraph" style:parent-style-name="Standard">
      <style:text-properties fo:font-weight="normal" officeooo:rsid="002dcca7" officeooo:paragraph-rsid="002dcca7" style:font-weight-asian="normal" style:font-weight-complex="normal"/>
    </style:style>
    <style:style style:name="P15" style:family="paragraph" style:parent-style-name="Standard">
      <style:text-properties fo:font-weight="normal" officeooo:rsid="003293c7" officeooo:paragraph-rsid="003293c7" style:font-weight-asian="normal" style:font-weight-complex="normal"/>
    </style:style>
    <style:style style:name="P16" style:family="paragraph" style:parent-style-name="Standard">
      <style:text-properties fo:font-weight="normal" officeooo:rsid="004079f0" officeooo:paragraph-rsid="004079f0" style:font-weight-asian="normal" style:font-weight-complex="normal"/>
    </style:style>
    <style:style style:name="P17" style:family="paragraph" style:parent-style-name="Standard">
      <style:text-properties fo:font-weight="normal" officeooo:rsid="004555a7" officeooo:paragraph-rsid="004555a7" style:font-weight-asian="normal" style:font-weight-complex="normal"/>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officeooo:rsid="001900e8"/>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23aec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a403f" style:font-style-asian="normal" style:font-style-complex="normal"/>
    </style:style>
    <style:style style:name="T11" style:family="text">
      <style:text-properties fo:font-style="normal" officeooo:rsid="001bea70" style:font-style-asian="normal" style:font-style-complex="normal"/>
    </style:style>
    <style:style style:name="T12" style:family="text">
      <style:text-properties fo:font-style="normal" officeooo:rsid="0023aecc" style:font-style-asian="normal" style:font-style-complex="normal"/>
    </style:style>
    <style:style style:name="T13" style:family="text">
      <style:text-properties fo:font-style="normal" officeooo:rsid="002497dd" style:font-style-asian="normal" style:font-style-complex="normal"/>
    </style:style>
    <style:style style:name="T14" style:family="text">
      <style:text-properties fo:font-style="normal" officeooo:rsid="001900e8" style:font-style-asian="normal" style:font-style-complex="normal"/>
    </style:style>
    <style:style style:name="T15" style:family="text">
      <style:text-properties fo:font-style="normal" officeooo:rsid="0025d5db" style:font-style-asian="normal" style:font-style-complex="normal"/>
    </style:style>
    <style:style style:name="T16" style:family="text">
      <style:text-properties fo:font-style="normal" officeooo:rsid="00267a69" style:font-style-asian="normal" style:font-style-complex="normal"/>
    </style:style>
    <style:style style:name="T17" style:family="text">
      <style:text-properties fo:font-style="normal" officeooo:rsid="0026d27e" style:font-style-asian="normal" style:font-style-complex="normal"/>
    </style:style>
    <style:style style:name="T18" style:family="text">
      <style:text-properties fo:font-style="normal" officeooo:rsid="00298668" style:font-style-asian="normal" style:font-style-complex="normal"/>
    </style:style>
    <style:style style:name="T19" style:family="text">
      <style:text-properties fo:font-style="normal" officeooo:rsid="0029d9ee" style:font-style-asian="normal" style:font-style-complex="normal"/>
    </style:style>
    <style:style style:name="T20" style:family="text">
      <style:text-properties fo:font-style="normal" officeooo:rsid="00308978" style:font-style-asian="normal" style:font-style-complex="normal"/>
    </style:style>
    <style:style style:name="T21" style:family="text">
      <style:text-properties fo:font-style="normal" officeooo:rsid="003155e4" style:font-style-asian="normal" style:font-style-complex="normal"/>
    </style:style>
    <style:style style:name="T22" style:family="text">
      <style:text-properties fo:font-style="normal" officeooo:rsid="003fae00" style:font-style-asian="normal" style:font-style-complex="normal"/>
    </style:style>
    <style:style style:name="T23" style:family="text">
      <style:text-properties fo:font-style="normal" officeooo:rsid="004197f8" style:font-style-asian="normal" style:font-style-complex="normal"/>
    </style:style>
    <style:style style:name="T24" style:family="text">
      <style:text-properties fo:font-style="normal" officeooo:rsid="0049de17" style:font-style-asian="normal" style:font-style-complex="normal"/>
    </style:style>
    <style:style style:name="T25" style:family="text">
      <style:text-properties fo:font-style="normal" officeooo:rsid="004b42d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1da29d"/>
    </style:style>
    <style:style style:name="T28" style:family="text">
      <style:text-properties officeooo:rsid="0021b54b"/>
    </style:style>
    <style:style style:name="T29" style:family="text">
      <style:text-properties officeooo:rsid="002262ba"/>
    </style:style>
    <style:style style:name="T30" style:family="text">
      <style:text-properties officeooo:rsid="0023aecc"/>
    </style:style>
    <style:style style:name="T31" style:family="text">
      <style:text-properties officeooo:rsid="0028c091"/>
    </style:style>
    <style:style style:name="T32" style:family="text">
      <style:text-properties officeooo:rsid="0036288e"/>
    </style:style>
    <style:style style:name="T33" style:family="text">
      <style:text-properties officeooo:rsid="003e8244"/>
    </style:style>
    <style:style style:name="T34" style:family="text">
      <style:text-properties officeooo:rsid="003fae00"/>
    </style:style>
    <style:style style:name="T35" style:family="text">
      <style:text-properties officeooo:rsid="003fd6a1"/>
    </style:style>
    <style:style style:name="T36" style:family="text">
      <style:text-properties officeooo:rsid="0046d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My <text:span text:style-name="T1">game design </text:span>philosophy is as follows:</text:p>
      <text:p text:style-name="P2">Do something crazy, then tweak it a lot<text:span text:style-name="T28">, and be generous</text:span>.</text:p>
      <text:p text:style-name="P2"><text:span text:style-name="T2"><text:line-break/>First of all, you need to </text:span>do something crazy.<text:span text:style-name="T2"> Something unusual. Something creative, fascinating, you name it.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p>
      <text:p text:style-name="P4">-Go for adult/mature<text:span text:style-name="T1">/meaningful</text:span> themes. <text:span text:style-name="T5">Absurd</text:span> humor, horrifying imagery, <text:span text:style-name="T1">and </text:span>tragic storylines<text:span text:style-name="T5">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5">Shovel Knight would have been much worse if it was a roguelike instead of a level-based game.</text:span></text:p>
      <text:p text:style-name="P12">-Try to find a game idea that fulfills these 3 criteria: 1) You are able to make that game 2) People want to play that game 3) You want to make that game.<text:span text:style-name="T32"> (One question to ask yourself: Is the game idea going to be doable with an existing game engine out of the box? If not, you'd better be a damn good programmer.)</text:span></text:p>
      <text:p text:style-name="P17">-The best game ideas <text:span text:style-name="T36">are born out of</text:span> love.</text:p>
      <text:p text:style-name="P8"/>
      <text:p text:style-name="P11">Don't know how to come up with an amazing idea? Maybe make yourself sleep-deprived, devour <text:span text:style-name="T31">inspirational</text:span> content, and fill notebooks with ideas. In your feverish creative fugue, an idea may just come. Embrace it<text:span text:style-name="T33">, even if it's not perfect,</text:span> <text:span text:style-name="T33">and</text:span> make a prototype <text:span text:style-name="T29">within 24 hours. If the idea is too complex to make in 24 hours, maybe make something simpler.</text:span></text:p>
      <text:p text:style-name="P8"/>
      <text:p text:style-name="P10">Once you have a base idea worked out, <text:span text:style-name="T6">tweak it endlessly!</text:span></text:p>
      <text:p text:style-name="P7"/>
      <text:p text:style-name="P10">The moment-to-moment<text:span text:style-name="T34"> core</text:span> gameplay <text:span text:style-name="T7">must</text:span> be superbly fun and gratifying<text:span text:style-name="T34">; it's the most important part of the game, and the thing you should work on first.</text:span> A few tips: Trust your players,<text:span text:style-name="T35"> give them freedom, don't mislead them,</text:span> don't be afraid they might look things up in the wiki, don't punish them for doing well, and give them a tough-but-fair challenge.</text:p>
      <text:p text:style-name="P10"><text:line-break/>Is something not working in your game? Throw it out, or replace it with something else. Always strive to keep the <text:span text:style-name="T7">rules</text:span><text:span text:style-name="T9"> of your game simple, but the </text:span><text:span text:style-name="T7">content</text:span><text:span text:style-name="T9"> of your game varied &amp; complex. (An example is that if you are making magic the gathering, and people are complaining about mana screw/flood, don't </text:span><text:span text:style-name="T10">fix the problem with new RULES like having a separate land deck &amp; nonland deck; try to fix the problem with new CONTENT like </text:span><text:span text:style-name="T11">cards with </text:span><text:span text:style-name="T10">the cycling mechanic.)</text:span><text:line-break/></text:p>
      <text:p text:style-name="P9"><text:span text:style-name="T27">When you're somewhat happy with the game, give it to playtesters. Your playtesters should be average people - the less they know about video games, the better. Watch the screen, but also keep an eye on 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span></text:p>
      <text:p text:style-name="P8"><text:soft-page-break/></text:p>
      <text:p text:style-name="P11">Change your game frequently as new ideas arise - but keep in mind <text:span text:style-name="T30">that </text:span><text:span text:style-name="T8">some new ideas are just bad</text:span><text:span text:style-name="T12">. Really ask yourself</text:span><text:span text:style-name="T20">: </text:span><text:span text:style-name="T15">is</text:span><text:span text:style-name="T12"> this new idea a big tonal shift, </text:span><text:span text:style-name="T15">and </text:span><text:span text:style-name="T12">is the </text:span><text:span text:style-name="T18">new t</text:span><text:span text:style-name="T12">one better than </text:span><text:span text:style-name="T18">the old tone</text:span><text:span text:style-name="T12">? If I put this change in place, will I have to throw out a lot of work I've already done? Know</text:span><text:span text:style-name="T16">ing</text:span><text:span text:style-name="T12"> which new ideas to embrace and which to reject is a key </text:span><text:span text:style-name="T13">talent of game design.</text:span></text:p>
      <text:p text:style-name="P11"><text:span text:style-name="T13"/></text:p>
      <text:p text:style-name="P13"><text:span text:style-name="T9">Finally, </text:span><text:span text:style-name="T26">be generous</text:span><text:span text:style-name="T9">.</text:span></text:p>
      <text:p text:style-name="P13"><text:span text:style-name="T9"/></text:p>
      <text:p text:style-name="P13"><text:span text:style-name="T9">Include lots of levels, and make each level look different. </text:span><text:span text:style-name="T24">Make new levels before the previous levels are finished. </text:span><text:span text:style-name="T9">Hide amazing things in corners that the players may not even discover. </text:span><text:span text:style-name="T22">Don't skimp on quality OR quantity.</text:span><text:span text:style-name="T25"> Show, don't tell.</text:span><text:span text:style-name="T22"> </text:span><text:span text:style-name="T14">Increase the amount of art in the game, and decrease the amount of story. (Divide the number of words in your game's </text:span><text:span text:style-name="T12">text</text:span><text:span text:style-name="T14"> by 5, multiply the number of unique art frames in the game by 5, and you're getting somewhere.)</text:span></text:p>
      <text:p text:style-name="P13"><text:span text:style-name="T14"/></text:p>
      <text:p text:style-name="P13"><text:span text:style-name="T9">Literally just don't even worry about code quality, or about doing things "the right way." Tons of amazing games, from starcraft to final fantasy vi, are hacked together with unimaginably </text:span><text:span text:style-name="T19">nightmarish</text:span><text:span text:style-name="T9"> spaghetti code. It's fine. Instead of refactoring the code, </text:span><text:span text:style-name="T17">spend that time </text:span><text:span text:style-name="T9">mak</text:span><text:span text:style-name="T17">ing</text:span><text:span text:style-name="T9"> new art (or improv</text:span><text:span text:style-name="T17">ing</text:span><text:span text:style-name="T9"> the existing art).</text:span></text:p>
      <text:p text:style-name="P14"><text:span text:style-name="T9"/></text:p>
      <text:p text:style-name="P14"><text:span text:style-name="T9">Take care that no image in your game looks exactly look an image in a different game. Is there an enemy that looks exactly like an octorok? Replace it with something new and creative.</text:span><text:span text:style-name="T21"> Turn the dictionary to a random word and make a nightmarish version of that word.</text:span><text:span text:style-name="T23"> Give your main character something other than a sword.</text:span></text:p>
      <text:p text:style-name="P14"><text:span text:style-name="T21"/></text:p>
      <text:p text:style-name="P16"><text:span text:style-name="T21">O</text:span><text:span text:style-name="T9">f course, these are all rules of thumb, and I am an idiot. But you should still listen to me because I said so!!!!!!!!!!!!!!!!!!!!!!!!!!!!</text:span></text:p>
      <text:p text:style-name="P14"><text:span text:style-name="T21"/></text:p>
      <text:p text:style-name="P15"><text:span text:style-name="T21">F</text:span><text:span text:style-name="T9">urther advice: Mark Rosewater's GDC talk, Ryan Clarke's "how to consistently make profitable indie games" tal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6-22T17:05:06.945000000</dc:date>
    <meta:editing-duration>PT3H25M7S</meta:editing-duration>
    <meta:editing-cycles>46</meta:editing-cycles>
    <meta:generator>LibreOffice/6.2.8.2$Windows_X86_64 LibreOffice_project/f82ddfca21ebc1e222a662a32b25c0c9d20169ee</meta:generator>
    <meta:document-statistic meta:table-count="0" meta:image-count="0" meta:object-count="0" meta:page-count="2" meta:paragraph-count="21" meta:word-count="908" meta:character-count="5107" meta:non-whitespace-character-count="4214"/>
  </office:meta>
</office:document-meta>
</file>